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75f4" officeooo:paragraph-rsid="001575f4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1"/>
      <text:p text:style-name="P1">&lt;!--[if lt IE 7]&gt;</text:p>
      <text:p text:style-name="P1">&lt;html lang="en-US" class="no-js lt-ie9 lt-ie8 lt-ie7"&gt;</text:p>
      <text:p text:style-name="P1">&lt;![endif]--&gt;</text:p>
      <text:p text:style-name="P1">&lt;!--[if (IE 7)&amp;!(IEMobile)]&gt;</text:p>
      <text:p text:style-name="P1">&lt;html lang="en-US" class="no-js lt-ie9 lt-ie8"&gt;</text:p>
      <text:p text:style-name="P1">&lt;![endif]--&gt;</text:p>
      <text:p text:style-name="P1">&lt;!--[if (IE 8)&amp;!(IEMobile)]&gt;</text:p>
      <text:p text:style-name="P1">&lt;html lang="en-US" class="no-js lt-ie9"&gt;</text:p>
      <text:p text:style-name="P1">&lt;![endif]--&gt;</text:p>
      <text:p text:style-name="P1">&lt;!--[if gt IE 8]&gt;&lt;!--&gt;</text:p>
      <text:p text:style-name="P1">&lt;html lang="en-US" class="no-js"&gt;</text:p>
      <text:p text:style-name="P1">&lt;!--&lt;![endif]--&gt;</text:p>
      <text:p text:style-name="P1"/>
      <text:p text:style-name="P1"><text:s text:c="2"/>&lt;head&gt;</text:p>
      <text:p text:style-name="P1"><text:s text:c="4"/>&lt;meta charset="utf-8"&gt;</text:p>
      <text:p text:style-name="P1"><text:s text:c="4"/>&lt;meta http-equiv="X-UA-Compatible" content="IE=edge,chrome=1"&gt;</text:p>
      <text:p text:style-name="P1"><text:s text:c="4"/>&lt;title&gt;&lt;/title&gt;</text:p>
      <text:p text:style-name="P1"><text:s text:c="4"/>&lt;meta name="HandheldFriendly" content="True"&gt;</text:p>
      <text:p text:style-name="P1"><text:s text:c="4"/>&lt;meta name="MobileOptimized" content="320"&gt;</text:p>
      <text:p text:style-name="P1"><text:s text:c="4"/>&lt;meta name="viewport" content="width=device-width, initial-scale=1.0"/&gt;</text:p>
      <text:p text:style-name="P1"><text:s text:c="4"/>&lt;link rel="apple-touch-icon" href="http://wild-beasts.co.uk/wp-content/themes/wild-beasts/library/images/apple-icon-touch.png"&gt;</text:p>
      <text:p text:style-name="P1"><text:s text:c="4"/>&lt;link rel="icon" href="http://wild-beasts.co.uk/wp-content/themes/wild-beasts/favicon.png"&gt;</text:p>
      <text:p text:style-name="P1"><text:s text:c="4"/>&lt;link rel="pingback" href="http://wild-beasts.co.uk/xmlrpc.php"&gt;</text:p>
      <text:p text:style-name="P1"><text:s text:c="4"/>&lt;link rel="alternate" type="application/rss+xml" title="Wild Beasts &amp;raquo; Feed" href="http://wild-beasts.co.uk/feed/" /&gt;</text:p>
      <text:p text:style-name="P1"><text:s text:c="4"/>&lt;link rel="alternate" type="application/rss+xml" title="Wild Beasts &amp;raquo; Comments Feed" href="http://wild-beasts.co.uk/comments/feed/" /&gt;</text:p>
      <text:p text:style-name="P1"><text:s text:c="4"/>&lt;link rel='stylesheet' id='bones-stylesheet-css' href='http://wild-beasts.co.uk/wp-content/themes/wild-beasts/library/css/style.css' type='text/css' media='all' /&gt;</text:p>
      <text:p text:style-name="P1"><text:s text:c="4"/>&lt;!--[if lt IE 9]&gt;</text:p>
      <text:p text:style-name="P1"><text:s text:c="4"/>&lt;link rel='stylesheet' id='bones-ie-only-css' href='http://wild-beasts.co.uk/wp-content/themes/wild-beasts/library/css/ie.css' type='text/css' media='all' /&gt;</text:p>
      <text:p text:style-name="P1"><text:s text:c="4"/>&lt;![endif]--&gt;</text:p>
      <text:p text:style-name="P1"><text:s text:c="4"/>&lt;script type='text/javascript' src='http://wild-beasts.co.uk/wp-content/themes/wild-beasts/library/js/libs/modernizr.custom.min.js'&gt;&lt;/script&gt;</text:p>
      <text:p text:style-name="P1"><text:s text:c="4"/>&lt;script type='text/javascript' src='http://wild-beasts.co.uk/wp-includes/js/jquery/jquery.js'&gt;&lt;/script&gt;</text:p>
      <text:p text:style-name="P1"><text:s text:c="4"/>&lt;script type='text/javascript' src='http://wild-beasts.co.uk/wp-includes/js/jquery/jquery-migrate.min.js'&gt;&lt;/script&gt;</text:p>
      <text:p text:style-name="P1"><text:s text:c="4"/>&lt;script type="text/javascript" src="http://wild-beasts.co.uk/wp-content/themes/wild-beasts/library/js/jquery.js"&gt;&lt;/script&gt;</text:p>
      <text:p text:style-name="P1"><text:s text:c="2"/>&lt;/head&gt;</text:p>
      <text:p text:style-name="P1"/>
      <text:p text:style-name="P1"><text:s text:c="2"/>&lt;body class="home blog"&gt;</text:p>
      <text:p text:style-name="P1"/>
      <text:p text:style-name="P1"><text:s text:c="4"/>&lt;div id="loader"&gt; &lt;/div&gt;</text:p>
      <text:p text:style-name="P1"><text:s text:c="4"/>&lt;div id="menu-button"&gt;MENU&lt;/div&gt;</text:p>
      <text:p text:style-name="P1"><text:s text:c="4"/></text:p>
      <text:p text:style-name="P1"><text:s text:c="4"/>&lt;nav id="menu"&gt;</text:p>
      <text:p text:style-name="P1"><text:s text:c="6"/>&lt;ul&gt;</text:p>
      <text:p text:style-name="P1"><text:s text:c="8"/>&lt;li class="menu-item home selected"&gt;&lt;a id="1a"&gt;Wild Beasts&lt;/a&gt;&lt;/li&gt;</text:p>
      <text:p text:style-name="P1"><text:s text:c="8"/>&lt;li class="menu-item news"&gt;&lt;a id="1b"&gt;News&lt;/a&gt;&lt;/li&gt;</text:p>
      <text:p text:style-name="P1"><text:s text:c="8"/>&lt;li class="menu-item shows"&gt;&lt;a id="2b"&gt;Shows&lt;/a&gt;&lt;/li&gt;</text:p>
      <text:p text:style-name="P1"><text:s text:c="8"/>&lt;li class="menu-item discography"&gt;&lt;a id="3b"&gt;Discography&lt;/a&gt;&lt;/li&gt;</text:p>
      <text:p text:style-name="P1"><text:s text:c="8"/>&lt;li class="menu-item videos"&gt;&lt;a id="4b"&gt;Videos&lt;/a&gt;&lt;/li&gt;</text:p>
      <text:p text:style-name="P1"><text:s text:c="8"/>&lt;li class="menu-item"&gt;&lt;a href="http://simplebeautifultruth.tumblr.com " target="_blank" id="tumblr"&gt;Tumblr&lt;/a&gt;&lt;/li&gt;</text:p>
      <text:p text:style-name="P1"><text:s text:c="8"/>&lt;li class="menu-item"&gt;&lt;a href="http://wildbeasts.firebrandstore.com" target="_blank" id="store"&gt;Store&lt;/a&gt;&lt;/li&gt;</text:p>
      <text:p text:style-name="P1"><text:s text:c="6"/>&lt;/ul&gt;</text:p>
      <text:p text:style-name="P1"><text:s text:c="4"/>&lt;/nav&gt;</text:p>
      <text:p text:style-name="P1"/>
      <text:p text:style-name="P1"><text:s text:c="4"/>&lt;section id="home" class="cf column snap"&gt;</text:p>
      <text:p text:style-name="P1"><text:s text:c="6"/>&lt;!-- the loop --&gt;</text:p>
      <text:p text:style-name="P1"><text:s text:c="6"/>&lt;section id="home-1" class="cf landing-page page"&gt;</text:p>
      <text:p text:style-name="P1"><text:s text:c="8"/>&lt;div id="landing-container" style="background-image:url('http://wild-beasts.co.uk/wp-content/uploads/2014/02/image-only1.jpg') "&gt;</text:p>
      <text:p text:style-name="P1"><text:s text:c="10"/>&lt;div id="landing" style="background-image:url('http://wild-beasts.co.uk/wp-content/uploads/2014/02/type-only-2.png') " class="next cf"&gt;</text:p>
      <text:p text:style-name="P1"><text:s text:c="10"/>&lt;/div&gt;</text:p>
      <text:p text:style-name="P1"><text:s text:c="8"/>&lt;/div&gt;</text:p>
      <text:p text:style-name="P1"><text:s text:c="8"/>&lt;footer class="page-footer"&gt;</text:p>
      <text:p text:style-name="P1"><text:s text:c="10"/>&lt;div class="inner-footer"&gt;</text:p>
      <text:p text:style-name="P1"><text:s text:c="12"/>&lt;a href="http://po.st/PresentTenseDM" target="_blank"&gt;Buy Physical&lt;/a&gt;</text:p>
      <text:p text:style-name="P1"><text:s text:c="12"/>&lt;a href="http://po.st/PresentTense" target="_blank"&gt;Buy Digital&lt;/a&gt;</text:p>
      <text:p text:style-name="P1"><text:s text:c="12"/>&lt;div class="social-links"&gt;</text:p>
      <text:p text:style-name="P1"><text:s text:c="14"/>&lt;a href="https://www.facebook.com/wildbeasts" target="_blank"&gt;Facebook&lt;/a&gt;</text:p>
      <text:p text:style-name="P1"><text:s text:c="14"/>&lt;a href="https://twitter.com/WildBeasts" target="_blank"&gt;Twitter&lt;/a&gt;</text:p>
      <text:p text:style-name="P1"/>
      <text:p text:style-name="P1"><text:s text:c="14"/>&lt;a id="signup" href="http://wild-beasts.co.uk/subscribe " &gt;Subscribe&lt;/a&gt;</text:p>
      <text:p text:style-name="P1"><text:s text:c="12"/>&lt;/div&gt;</text:p>
      <text:p text:style-name="P1"><text:s text:c="12"/>&lt;a class="next arrow-link"&gt; &lt;/a&gt;</text:p>
      <text:p text:style-name="P1"><text:s text:c="10"/>&lt;/div&gt;</text:p>
      <text:p text:style-name="P1"><text:s text:c="8"/>&lt;/footer&gt;</text:p>
      <text:p text:style-name="P1"><text:s text:c="6"/>&lt;/section&gt;</text:p>
      <text:p text:style-name="P1"><text:s text:c="6"/></text:p>
      <text:p text:style-name="P1"><text:s text:c="6"/>&lt;div id="home-split-1" class="cf page split"&gt;</text:p>
      <text:p text:style-name="P1"><text:s text:c="6"/>&lt;/div&gt;</text:p>
      <text:p text:style-name="P1"/>
      <text:p text:style-name="P1"><text:s text:c="6"/>&lt;section id="home-2" class="cf page next-item"&gt;</text:p>
      <text:p text:style-name="P1"><text:s text:c="8"/>&lt;div class="image-column cf"&gt;</text:p>
      <text:p text:style-name="P1"><text:s text:c="10"/>&lt;img src="http://wild-beasts.co.uk/wp-content/uploads/2014/02/wb_soft.jpg"/&gt;</text:p>
      <text:p text:style-name="P1"><text:s text:c="8"/>&lt;/div&gt;</text:p>
      <text:p text:style-name="P1"/>
      <text:p text:style-name="P1"><text:s text:c="8"/>&lt;div class="text-column cf"&gt;</text:p>
      <text:p text:style-name="P1"><text:soft-page-break/><text:s text:c="10"/>&lt;h2 class="news-title"&gt;Soft Future / Blood Knowledge&lt;/h2&gt;</text:p>
      <text:p text:style-name="P1"><text:s text:c="10"/>&lt;span class="news-body"&gt;</text:p>
      <text:p text:style-name="P1"><text:s text:c="12"/>&lt;p&gt;Today Wild Beasts release two previously unheard tracks entitled Soft Future and </text:p>
      <text:p text:style-name="P1"><text:s text:c="14"/>Blood Knowledge below. Soft Future is the band’s first ever instrumental track, and is available </text:p>
      <text:p text:style-name="P1"><text:s text:c="14"/>to download for free as a special end-of-year giveaway, </text:p>
      <text:p text:style-name="P1"><text:s text:c="14"/>&lt;a style="text-decoration:underline;" href="http://po.st/SFDownload" target="_blank"&gt;HERE&lt;/a&gt;. </text:p>
      <text:p text:style-name="P1"><text:s text:c="14"/>You can buy both tracks at </text:p>
      <text:p text:style-name="P1"><text:s text:c="14"/>&lt;a style="text-decoration:underline;" href="http://po.st/SoftFutureiTunes" target="_blank"&gt;iTunes&lt;/a&gt;.</text:p>
      <text:p text:style-name="P1"><text:s text:c="12"/>&lt;/p&gt;</text:p>
      <text:p text:style-name="P1"><text:s text:c="12"/>&lt;p&gt;Over the past couple of months Wild Beasts and Parisian animator Mattis Dovier have been </text:p>
      <text:p text:style-name="P1"><text:s text:c="14"/>working together to create an </text:p>
      <text:p text:style-name="P1"><text:s text:c="14"/>&lt;a style="text-decoration:underline;" href="http://po.st/SFNovel" target="_blank"&gt;interactive GIF-Novel&lt;/a&gt; </text:p>
      <text:p text:style-name="P1"><text:s text:c="14"/>to accompany Soft Future and Blood Knowledge. The project forms part of The Jameson Works </text:p>
      <text:p text:style-name="P1"><text:s text:c="14"/>which is all about supporting modern-day craftsmen and sharing the interesting stories behind their processes. </text:p>
      <text:p text:style-name="P1"><text:s text:c="14"/>You can &lt;a style="text-decoration:underline;" href="http://bit.ly/creatingthegifnovel" target="_blank"&gt;watch&lt;/a&gt; </text:p>
      <text:p text:style-name="P1"><text:s text:c="14"/>the band creating the GIF-Novel and read an article about the project in </text:p>
      <text:p text:style-name="P1"><text:s text:c="14"/>&lt;a style="text-decoration:underline;" href="http://po.st/GIFCreativeReview" target="_blank"&gt;Creative Review&lt;/a&gt;.</text:p>
      <text:p text:style-name="P1"><text:s text:c="12"/>&lt;/p&gt;</text:p>
      <text:p text:style-name="P1"><text:s text:c="12"/>&lt;iframe width="100%" </text:p>
      <text:p text:style-name="P1"><text:s text:c="20"/>height="250px" </text:p>
      <text:p text:style-name="P1"><text:s text:c="20"/>scrolling="no" </text:p>
      <text:p text:style-name="P1"><text:s text:c="20"/>frameborder="no" </text:p>
      <text:p text:style-name="P1"><text:s text:c="20"/>src="https://w.soundcloud.com/player/?url=https%3A//api.soundcloud.com/playlists/63729796%3Fsecret_token%3Ds-mQ1en&amp;amp;auto_play=false&amp;amp;hide_related=false&amp;amp;show_comments=true&amp;amp;show_user=true&amp;amp;show_reposts=false&amp;amp;visual=true"&gt;</text:p>
      <text:p text:style-name="P1"><text:s text:c="12"/>&lt;/iframe&gt;</text:p>
      <text:p text:style-name="P1"><text:s text:c="12"/>&lt;br/&gt;&lt;br/&gt;</text:p>
      <text:p text:style-name="P1"><text:s text:c="12"/>&lt;p&gt;Present Tense – Special Edition, featuring the original album augmented by a bonus disc </text:p>
      <text:p text:style-name="P1"><text:s text:c="14"/>of remix material from artists including Factory Floor, Juan Atkins, Lone, East India Youth, </text:p>
      <text:p text:style-name="P1"><text:s text:c="14"/>Sohn as well as a brand new </text:p>
      <text:p text:style-name="P1"><text:s text:c="14"/>&lt;a style="text-decoration:underline;" href="http://po.st/PalaceFoalsSC"&gt;remix of ‘Palace’ from Foals&lt;/a&gt;</text:p>
      <text:p text:style-name="P1"><text:s text:c="14"/>, is available to purchase now.</text:p>
      <text:p text:style-name="P1"><text:s text:c="12"/>&lt;/p&gt;</text:p>
      <text:p text:style-name="P1"><text:s text:c="12"/>&lt;p&gt;Buy Present Tense – Special Edition at </text:p>
      <text:p text:style-name="P1"><text:s text:c="14"/>&lt;a style="text-decoration:underline;" href="http://po.st/PresentTenseSEiTunes" target="_blank"&gt;iTunes&lt;/a&gt;</text:p>
      <text:p text:style-name="P1"><text:s text:c="14"/>or &lt;a style="text-decoration:underline;" href="http://po.st/PresentTenseSE" target="_blank"&gt;Dom Mart&lt;/a&gt;.</text:p>
      <text:p text:style-name="P1"><text:s text:c="12"/>&lt;/p&gt;<text:tab/></text:p>
      <text:p text:style-name="P1"><text:s text:c="10"/>&lt;/span&gt;</text:p>
      <text:p text:style-name="P1"><text:s text:c="8"/>&lt;/div&gt;</text:p>
      <text:p text:style-name="P1"/>
      <text:p text:style-name="P1"><text:s text:c="8"/>&lt;footer class="page-footer"&gt;</text:p>
      <text:p text:style-name="P1"><text:s text:c="10"/>&lt;a href="http://zerotwozeroseven.com" target="_blank"&gt;&lt;small&gt;Website design by 020 7&lt;/small&gt;&lt;/a&gt;</text:p>
      <text:p text:style-name="P1"><text:s text:c="8"/>&lt;/footer&gt;</text:p>
      <text:p text:style-name="P1"><text:s text:c="6"/>&lt;/section&gt;</text:p>
      <text:p text:style-name="P1"/>
      <text:p text:style-name="P1"><text:s text:c="6"/>&lt;div id="home-split-2" class="cf page split"&gt; &lt;/div&gt;</text:p>
      <text:p text:style-name="P1"><text:s text:c="6"/>&lt;/section&gt;</text:p>
      <text:p text:style-name="P1"><text:s text:c="6"/>&lt;!-- *********** END HOME *********** --&gt;</text:p>
      <text:p text:style-name="P1"/>
      <text:p text:style-name="P1"><text:s text:c="6"/>&lt;div id="split-1-col" class="cf column divider-column"&gt;</text:p>
      <text:p text:style-name="P1"><text:s text:c="8"/>&lt;div id="split-1" class="page"&gt; &lt;/div&gt;</text:p>
      <text:p text:style-name="P1"><text:s text:c="6"/>&lt;/div&gt;</text:p>
      <text:p text:style-name="P1"/>
      <text:p text:style-name="P1"><text:s text:c="6"/>&lt;section id="news" class="cf column snap"&gt;</text:p>
      <text:p text:style-name="P1"><text:s text:c="6"/></text:p>
      <text:p text:style-name="P1"><text:s text:c="8"/>&lt;section id="news-list" class="cf page"&gt;</text:p>
      <text:p text:style-name="P1"><text:s text:c="10"/>&lt;h3&gt;News&lt;/h3&gt;</text:p>
      <text:p text:style-name="P1"><text:s text:c="10"/>&lt;ul class="news-list"&gt;</text:p>
      <text:p text:style-name="P1"><text:s text:c="12"/>&lt;!-- the loop --&gt;</text:p>
      <text:p text:style-name="P1"><text:s text:c="12"/>&lt;li class="cf"&gt;</text:p>
      <text:p text:style-name="P1"><text:s text:c="14"/>&lt;a class="cf" href="http://wild-beasts.co.uk/wild-beasts-perform-wanderlust-on-the-15-million-tube-organ/"&gt;</text:p>
      <text:p text:style-name="P1"><text:s text:c="16"/>&lt;img width="136" height="90" src="http://wild-beasts.co.uk/wp-content/uploads/2014/12/Screen-Shot-2014-12-18-at-14.00.27-136x90.png" class="artwork wp-post-image" alt="Screen Shot 2014-12-18 at 14.00.27" /&gt;</text:p>
      <text:p text:style-name="P1"><text:s text:c="16"/>&lt;div class="news-details cf"&gt;</text:p>
      <text:p text:style-name="P1"><text:s text:c="18"/>&lt;span class="news-title"&gt;WATCH WILD BEASTS PERFORM WANDERLUST ON A £15 MILLION PIPE ORGAN&lt;/span&gt;</text:p>
      <text:p text:style-name="P1"><text:s text:c="18"/>&lt;span class="news-date"&gt;18.12.2014&lt;/span&gt;</text:p>
      <text:p text:style-name="P1"><text:s text:c="16"/>&lt;/div&gt;</text:p>
      <text:p text:style-name="P1"><text:s text:c="14"/>&lt;/a&gt;</text:p>
      <text:p text:style-name="P1"><text:s text:c="12"/>&lt;/li&gt;</text:p>
      <text:p text:style-name="P1"><text:s text:c="12"/>&lt;li class="cf"&gt;</text:p>
      <text:p text:style-name="P1"><text:s text:c="14"/>&lt;a class="cf" href="http://wild-beasts.co.uk/wild-beasts-soft-future-free-download/"&gt;</text:p>
      <text:p text:style-name="P1"><text:s text:c="16"/>&lt;img width="136" height="90" src="http://wild-beasts.co.uk/wp-content/uploads/2014/02/wb_soft-136x90.jpg" class="artwork wp-post-image" alt="Soft Future / Blood Knowledge" /&gt;</text:p>
      <text:p text:style-name="P1"><text:s text:c="16"/>&lt;div class="news-details cf"&gt;</text:p>
      <text:p text:style-name="P1"><text:s text:c="18"/>&lt;span class="news-title"&gt;WILD BEASTS &amp;#8216;SOFT FUTURE&amp;#8217; &amp;#8211; FREE DOWNLOAD&lt;/span&gt;</text:p>
      <text:p text:style-name="P1"><text:s text:c="18"/>&lt;span class="news-date"&gt;16.12.2014&lt;/span&gt;</text:p>
      <text:p text:style-name="P1"><text:s text:c="16"/>&lt;/div&gt;</text:p>
      <text:p text:style-name="P1"><text:s text:c="14"/>&lt;/a&gt;</text:p>
      <text:p text:style-name="P1"><text:s text:c="12"/>&lt;/li&gt;</text:p>
      <text:p text:style-name="P1"><text:s text:c="10"/>&lt;/ul&gt;</text:p>
      <text:p text:style-name="P1"><text:s text:c="10"/>&lt;footer class="page-footer"&gt;</text:p>
      <text:p text:style-name="P1"><text:s text:c="12"/>&lt;a href="http://wild-beasts.co.uk/news-archive"class="archive-link"&gt;</text:p>
      <text:p text:style-name="P1"><text:s text:c="14"/>&lt;span class="archive-link-img"&gt;&lt;/span&gt;</text:p>
      <text:p text:style-name="P1"><text:s text:c="14"/>&lt;span class="archive-link-text"&gt;View Archive&lt;/span&gt;</text:p>
      <text:p text:style-name="P1"><text:s text:c="12"/>&lt;/a&gt;</text:p>
      <text:p text:style-name="P1"><text:s text:c="10"/>&lt;/footer&gt;</text:p>
      <text:p text:style-name="P1"><text:soft-page-break/><text:s text:c="8"/>&lt;/section&gt;</text:p>
      <text:p text:style-name="P1"><text:s text:c="6"/>&lt;!--end news list--&gt;</text:p>
      <text:p text:style-name="P1"/>
      <text:p text:style-name="P1"><text:s text:c="8"/>&lt;section id="news-split-1" class="cf page"&gt;</text:p>
      <text:p text:style-name="P1"><text:s text:c="8"/>&lt;/section&gt;</text:p>
      <text:p text:style-name="P1"><text:s text:c="6"/>&lt;/section&gt;</text:p>
      <text:p text:style-name="P1"><text:s text:c="6"/>&lt;!-- *********** END NEWS *********** --&gt;</text:p>
      <text:p text:style-name="P1"/>
      <text:p text:style-name="P1"><text:s text:c="6"/>&lt;div id="split-2-col" class="cf column divider-column"&gt;</text:p>
      <text:p text:style-name="P1"><text:s text:c="8"/>&lt;div id="split-2" class="page"&gt;</text:p>
      <text:p text:style-name="P1"><text:s text:c="8"/>&lt;/div&gt;</text:p>
      <text:p text:style-name="P1"><text:s text:c="6"/>&lt;/div&gt;</text:p>
      <text:p text:style-name="P1"><text:s text:c="6"/></text:p>
      <text:p text:style-name="P1"><text:s text:c="6"/>&lt;section id="shows" class="cf column snap"&gt;</text:p>
      <text:p text:style-name="P1"><text:s text:c="8"/>&lt;section id="shows-list" class="cf page"&gt;</text:p>
      <text:p text:style-name="P1"/>
      <text:p text:style-name="P1"><text:s text:c="10"/>&lt;h3&gt;Tour Dates&lt;/h3&gt;</text:p>
      <text:p text:style-name="P1"><text:s text:c="10"/>&lt;ul&gt;</text:p>
      <text:p text:style-name="P1"><text:s text:c="12"/>&lt;li class="cf"&gt;</text:p>
      <text:p text:style-name="P1"><text:s text:c="14"/>&lt;div class="news-details cf"&gt;</text:p>
      <text:p text:style-name="P1"><text:s text:c="16"/>&lt;span class="news-title"&gt;Currently No Shows Scheduled&lt;/span&gt;</text:p>
      <text:p text:style-name="P1"><text:s text:c="14"/>&lt;/div&gt;</text:p>
      <text:p text:style-name="P1"><text:s text:c="12"/>&lt;/li&gt;</text:p>
      <text:p text:style-name="P1"><text:s text:c="10"/>&lt;/ul&gt;</text:p>
      <text:p text:style-name="P1"><text:s text:c="10"/>&lt;footer class="page-footer"&gt;</text:p>
      <text:p text:style-name="P1"><text:s text:c="12"/>&lt;a href="http://wild-beasts.co.uk/shows"class="archive-link"&gt;</text:p>
      <text:p text:style-name="P1"><text:s text:c="14"/>&lt;span class="archive-link-img"&gt;&lt;/span&gt;</text:p>
      <text:p text:style-name="P1"><text:s text:c="14"/>&lt;span class="archive-link-text"&gt;Past Shows&lt;/span&gt;</text:p>
      <text:p text:style-name="P1"><text:s text:c="12"/>&lt;/a&gt;</text:p>
      <text:p text:style-name="P1"><text:s text:c="10"/>&lt;/footer&gt;</text:p>
      <text:p text:style-name="P1"><text:s text:c="8"/>&lt;/section&gt;</text:p>
      <text:p text:style-name="P1"/>
      <text:p text:style-name="P1"><text:s text:c="8"/>&lt;div id="shows-split-1" class="cf page"&gt; &lt;/div&gt;</text:p>
      <text:p text:style-name="P1"><text:s text:c="6"/>&lt;/section&gt;</text:p>
      <text:p text:style-name="P1"/>
      <text:p text:style-name="P1"><text:s text:c="6"/>&lt;!-- *********** END SHOWS *********** --&gt;</text:p>
      <text:p text:style-name="P1"/>
      <text:p text:style-name="P1"><text:s text:c="6"/>&lt;div id="split-3-col" class="cf column divider-column"&gt;</text:p>
      <text:p text:style-name="P1"><text:s text:c="8"/>&lt;div id="split-3" class="page"&gt;</text:p>
      <text:p text:style-name="P1"><text:s text:c="8"/>&lt;/div&gt;</text:p>
      <text:p text:style-name="P1"><text:s text:c="6"/>&lt;/div&gt;</text:p>
      <text:p text:style-name="P1"><text:s text:c="6"/></text:p>
      <text:p text:style-name="P1"><text:s text:c="6"/>&lt;section id="discography" class="cf column snap"&gt;</text:p>
      <text:p text:style-name="P1"><text:s text:c="8"/>&lt;section id="discography-list" class="cf page"&gt;</text:p>
      <text:p text:style-name="P1"/>
      <text:p text:style-name="P1"><text:s text:c="10"/>&lt;h3&gt;Albums&lt;/h3&gt;</text:p>
      <text:p text:style-name="P1"><text:s text:c="10"/>&lt;ul&gt;</text:p>
      <text:p text:style-name="P1"><text:s text:c="12"/>&lt;!-- the loop --&gt;</text:p>
      <text:p text:style-name="P1"><text:s text:c="12"/>&lt;li class="cf"&gt;</text:p>
      <text:p text:style-name="P1"><text:s text:c="14"/>&lt;a href="http://wild-beasts.co.uk/discography/present-tense-2-disc-special-edition/"&gt;</text:p>
      <text:p text:style-name="P1"><text:s text:c="16"/>&lt;img width="90" height="90" src="http://wild-beasts.co.uk/wp-content/uploads/2014/02/Present-Tense-90x90.jpg" class="artwork wp-post-image" alt="Present-Tense" /&gt;</text:p>
      <text:p text:style-name="P1"><text:s text:c="16"/>&lt;div class="disc-details"&gt;</text:p>
      <text:p text:style-name="P1"><text:s text:c="18"/>&lt;span class="name"&gt;Present Tense (2 Disc Special Edition)&lt;/span&gt;</text:p>
      <text:p text:style-name="P1"><text:s text:c="18"/>&lt;span class="label"&gt;Domino Records Ltd.&lt;/span&gt;</text:p>
      <text:p text:style-name="P1"><text:s text:c="18"/>&lt;span class="release-date"&gt;13.10.2014&lt;/span&gt;</text:p>
      <text:p text:style-name="P1"><text:s text:c="16"/>&lt;/div&gt;</text:p>
      <text:p text:style-name="P1"><text:s text:c="14"/>&lt;/a&gt;</text:p>
      <text:p text:style-name="P1"/>
      <text:p text:style-name="P1"><text:s text:c="14"/>&lt;a class="disco-buy" href="https://itunes.apple.com/gb/album/present-tense-special-edition/id920512663" target="_blank"&gt;Buy&lt;/a&gt;</text:p>
      <text:p text:style-name="P1"><text:s text:c="14"/>&lt;a class="listen" href="http://open.spotify.com/album/7ePHZCaWPxo8dP7fBRG3Tt" target="_blank" &gt;Listen&lt;/a&gt;</text:p>
      <text:p text:style-name="P1"><text:s text:c="14"/>&lt;a class ="more-info" href="http://wild-beasts.co.uk/discography/present-tense-2-disc-special-edition/"&gt;info&lt;/a&gt;</text:p>
      <text:p text:style-name="P1"><text:s text:c="12"/>&lt;/li&gt;</text:p>
      <text:p text:style-name="P1"/>
      <text:p text:style-name="P1"><text:s text:c="12"/>&lt;li class="cf"&gt;</text:p>
      <text:p text:style-name="P1"><text:s text:c="14"/>&lt;a href="http://wild-beasts.co.uk/discography/present-tense/"&gt;</text:p>
      <text:p text:style-name="P1"><text:s text:c="16"/>&lt;img width="90" height="90" src="http://wild-beasts.co.uk/wp-content/uploads/2014/02/Present-Tense-90x90.jpg" class="artwork wp-post-image" alt="Present-Tense" /&gt;</text:p>
      <text:p text:style-name="P1"><text:s text:c="16"/>&lt;div class="disc-details"&gt;</text:p>
      <text:p text:style-name="P1"><text:s text:c="18"/>&lt;span class="name"&gt;Present Tense&lt;/span&gt;</text:p>
      <text:p text:style-name="P1"><text:s text:c="18"/>&lt;span class="label"&gt;Domino Records ltd.&lt;/span&gt;</text:p>
      <text:p text:style-name="P1"><text:s text:c="18"/>&lt;span class="release-date"&gt;24.02.2014&lt;/span&gt;</text:p>
      <text:p text:style-name="P1"><text:s text:c="16"/>&lt;/div&gt;</text:p>
      <text:p text:style-name="P1"><text:s text:c="14"/>&lt;/a&gt;</text:p>
      <text:p text:style-name="P1"/>
      <text:p text:style-name="P1"><text:s text:c="14"/>&lt;a class="disco-buy" href="http://www.dominorecordco.com/uk/albums/18-12-13/present-tense/#mediaheader" target="_blank"&gt;Buy&lt;/a&gt;</text:p>
      <text:p text:style-name="P1"><text:s text:c="14"/>&lt;a class="listen" href="https://play.spotify.com/album/6paRAqzaI1O3rozRiVmyhS" target="_blank" &gt;Listen&lt;/a&gt;</text:p>
      <text:p text:style-name="P1"><text:s text:c="14"/>&lt;a class ="more-info" href="http://wild-beasts.co.uk/discography/present-tense/"&gt;info&lt;/a&gt;</text:p>
      <text:p text:style-name="P1"><text:s text:c="12"/>&lt;/li&gt;</text:p>
      <text:p text:style-name="P1"><text:s text:c="10"/>&lt;/ul&gt;</text:p>
      <text:p text:style-name="P1"/>
      <text:p text:style-name="P1"><text:s text:c="10"/>&lt;h3&gt;EPs&lt;/h3&gt;</text:p>
      <text:p text:style-name="P1"><text:s text:c="10"/>&lt;ul&gt;</text:p>
      <text:p text:style-name="P1"><text:s text:c="12"/>&lt;!-- the loop --&gt;</text:p>
      <text:p text:style-name="P1"><text:s text:c="12"/>&lt;li class="cf"&gt;</text:p>
      <text:p text:style-name="P1"><text:soft-page-break/><text:s text:c="14"/>&lt;a href="http://wild-beasts.co.uk/discography/reach-a-bit-further/"&gt;</text:p>
      <text:p text:style-name="P1"><text:s text:c="16"/>&lt;img width="90" height="90" src="http://wild-beasts.co.uk/wp-content/uploads/2014/02/wbs_reachabitfurther-90x90.jpg" class="artwork wp-post-image" alt="Reach A Bit Further" /&gt;</text:p>
      <text:p text:style-name="P1"><text:s text:c="16"/>&lt;div class="disc-details"&gt;</text:p>
      <text:p text:style-name="P1"><text:s text:c="18"/>&lt;span class="name"&gt;Reach A Bit Further&lt;/span&gt;</text:p>
      <text:p text:style-name="P1"><text:s text:c="18"/>&lt;span class="label"&gt;Domino Records ltd.&lt;/span&gt;</text:p>
      <text:p text:style-name="P1"><text:s text:c="18"/>&lt;span class="release-date"&gt;14.11.2011&lt;/span&gt;</text:p>
      <text:p text:style-name="P1"><text:s text:c="16"/>&lt;/div&gt;</text:p>
      <text:p text:style-name="P1"><text:s text:c="14"/>&lt;/a&gt;</text:p>
      <text:p text:style-name="P1"/>
      <text:p text:style-name="P1"><text:s text:c="14"/>&lt;a class="disco-buy" href="http://www.dominorecordco.com/uk/singles/20-09-11/reach-a-bit-further/" target="_blank"&gt;Buy&lt;/a&gt;</text:p>
      <text:p text:style-name="P1"><text:s text:c="14"/>&lt;a class="listen" href="http://open.spotify.com/album/1GuiQ7is9bgTQ08TLfygMr" target="_blank" &gt;Listen&lt;/a&gt;</text:p>
      <text:p text:style-name="P1"><text:s text:c="14"/>&lt;a class ="more-info" href="http://wild-beasts.co.uk/discography/reach-a-bit-further/"&gt;info&lt;/a&gt;</text:p>
      <text:p text:style-name="P1"><text:s text:c="12"/>&lt;/li&gt;</text:p>
      <text:p text:style-name="P1"><text:s text:c="10"/>&lt;/ul&gt;</text:p>
      <text:p text:style-name="P1"><text:s text:c="8"/>&lt;/section&gt;</text:p>
      <text:p text:style-name="P1"><text:s text:c="8"/>&lt;!--end discography list--&gt;</text:p>
      <text:p text:style-name="P1"/>
      <text:p text:style-name="P1"><text:s text:c="8"/>&lt;div id="discography-split-1" class="cf page"&gt;</text:p>
      <text:p text:style-name="P1"><text:s text:c="8"/>&lt;/div&gt;</text:p>
      <text:p text:style-name="P1"/>
      <text:p text:style-name="P1"><text:s text:c="6"/>&lt;/section&gt;</text:p>
      <text:p text:style-name="P1"><text:s text:c="6"/>&lt;!-- *********** END DISCOGS *********** --&gt;</text:p>
      <text:p text:style-name="P1"><text:s text:c="6"/></text:p>
      <text:p text:style-name="P1"><text:s text:c="6"/>&lt;div id="split-4-col" class="cf column divider-column"&gt;</text:p>
      <text:p text:style-name="P1"><text:s text:c="8"/>&lt;div id="split-4" class="page"&gt;</text:p>
      <text:p text:style-name="P1"><text:s text:c="8"/>&lt;/div&gt;</text:p>
      <text:p text:style-name="P1"><text:s text:c="6"/>&lt;/div&gt;</text:p>
      <text:p text:style-name="P1"><text:s text:c="6"/></text:p>
      <text:p text:style-name="P1"><text:s text:c="6"/>&lt;section id="videos" class="cf column snap"&gt;</text:p>
      <text:p text:style-name="P1"><text:s text:c="8"/>&lt;section id="video-list" class="cf page"&gt;</text:p>
      <text:p text:style-name="P1"><text:s text:c="10"/>&lt;h3&gt;Videos&lt;/h3&gt;</text:p>
      <text:p text:style-name="P1"><text:s text:c="10"/>&lt;ul class="video-list"&gt;</text:p>
      <text:p text:style-name="P1"><text:s text:c="12"/>&lt;!-- the loop --&gt;</text:p>
      <text:p text:style-name="P1"><text:s text:c="12"/>&lt;li class="cf"&gt;</text:p>
      <text:p text:style-name="P1"><text:s text:c="14"/>&lt;a class="cf" href="http://wild-beasts.co.uk/video/wanderlust-noisey-royal-festival-hall-session/"&gt;</text:p>
      <text:p text:style-name="P1"><text:s text:c="16"/>&lt;img width="136" height="90" src="http://wild-beasts.co.uk/wp-content/uploads/2014/12/Screen-Shot-2014-12-18-at-14.00.27-136x90.png" class="artwork wp-post-image" alt="Screen Shot 2014-12-18 at 14.00.27" /&gt;</text:p>
      <text:p text:style-name="P1"><text:s text:c="16"/>&lt;div class="news-details"&gt;</text:p>
      <text:p text:style-name="P1"><text:s text:c="18"/>&lt;span class="name"&gt;Wanderlust &amp;#8211; NOISEY Royal Festival Hall Session&lt;/span&gt;</text:p>
      <text:p text:style-name="P1"><text:s text:c="18"/>&lt;span class="news-date"&gt;18.12.2014&lt;/span&gt;</text:p>
      <text:p text:style-name="P1"><text:s text:c="16"/>&lt;/div&gt;</text:p>
      <text:p text:style-name="P1"><text:s text:c="14"/>&lt;/a&gt;</text:p>
      <text:p text:style-name="P1"><text:s text:c="12"/>&lt;/li&gt;</text:p>
      <text:p text:style-name="P1"><text:s text:c="12"/>&lt;li class="cf"&gt;</text:p>
      <text:p text:style-name="P1"><text:s text:c="14"/>&lt;a class="cf" href="http://wild-beasts.co.uk/video/wild-beasts-palace-official-video/"&gt;</text:p>
      <text:p text:style-name="P1"><text:s text:c="16"/>&lt;img width="136" height="90" src="http://wild-beasts.co.uk/wp-content/uploads/2014/11/iPhoto-Library-136x90.png" class="artwork wp-post-image" alt="iPhoto Library" /&gt;</text:p>
      <text:p text:style-name="P1"><text:s text:c="16"/>&lt;div class="news-details"&gt;</text:p>
      <text:p text:style-name="P1"><text:s text:c="18"/>&lt;span class="name"&gt;Wild Beasts &amp;#8211; Palace (Official Video)&lt;/span&gt;</text:p>
      <text:p text:style-name="P1"><text:s text:c="18"/>&lt;span class="news-date"&gt;03.11.2014&lt;/span&gt;</text:p>
      <text:p text:style-name="P1"><text:s text:c="16"/>&lt;/div&gt;</text:p>
      <text:p text:style-name="P1"><text:s text:c="14"/>&lt;/a&gt;</text:p>
      <text:p text:style-name="P1"><text:s text:c="12"/>&lt;/li&gt;</text:p>
      <text:p text:style-name="P1"><text:s text:c="10"/>&lt;/ul&gt;</text:p>
      <text:p text:style-name="P1"><text:s text:c="8"/>&lt;/section&gt;</text:p>
      <text:p text:style-name="P1"/>
      <text:p text:style-name="P1"><text:s text:c="8"/>&lt;div id="video-split-1" class="page"&gt;</text:p>
      <text:p text:style-name="P1"><text:s text:c="8"/>&lt;/div&gt;</text:p>
      <text:p text:style-name="P1"><text:s text:c="4"/>&lt;/section&gt;</text:p>
      <text:p text:style-name="P1"><text:s text:c="4"/>&lt;!-- *********** END VIDEOS *********** --&gt;</text:p>
      <text:p text:style-name="P1"><text:s text:c="4"/></text:p>
      <text:p text:style-name="P1"><text:s text:c="4"/>&lt;div id="end-col" class="cf column divider-column snap"&gt;</text:p>
      <text:p text:style-name="P1"><text:s text:c="6"/>&lt;div id="end" class="page"&gt;</text:p>
      <text:p text:style-name="P1"><text:s text:c="6"/>&lt;/div&gt;</text:p>
      <text:p text:style-name="P1"><text:s text:c="4"/>&lt;/div&gt;</text:p>
      <text:p text:style-name="P1"/>
      <text:p text:style-name="P1"><text:s text:c="4"/>&lt;script type="text/javascript" src="http://wild-beasts.co.uk/wp-content/themes/wild-beasts/library/js/index_page.js"&gt;&lt;/script&gt;</text:p>
      <text:p text:style-name="P1"><text:s text:c="4"/>&lt;script type='text/javascript' src='http://wild-beasts.co.uk/wp-content/themes/wild-beasts/library/js/scripts.js'&gt;&lt;/script&gt;</text:p>
      <text:p text:style-name="P1"><text:s text:c="4"/>&lt;script type='text/javascript' src='http://wild-beasts.co.uk/wp-content/themes/wild-beasts/library/js/youtube.js'&gt;&lt;/script&gt;</text:p>
      <text:p text:style-name="P1"/>
      <text:p text:style-name="P1"><text:s text:c="2"/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9cm" fo:margin-bottom="0.894cm" fo:margin-left="0.898cm" fo:margin-right="0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8:11:59.093000000</meta:creation-date>
    <meta:print-date>2015-01-07T18:14:19.593000000</meta:print-date>
    <dc:date>2015-01-07T18:14:47.800000000</dc:date>
    <meta:editing-duration>P0D</meta:editing-duration>
    <meta:editing-cycles>1</meta:editing-cycles>
    <meta:document-statistic meta:table-count="0" meta:image-count="0" meta:object-count="0" meta:page-count="4" meta:paragraph-count="291" meta:word-count="983" meta:character-count="15674" meta:non-whitespace-character-count="12085"/>
    <meta:generator>LibreOffice/4.2.5.2$Windows_x86 LibreOffice_project/61cb170a04bb1f12e77c884eab9192be736ec5f5</meta:generator>
  </office:meta>
</office:document-meta>
</file>